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Spranq eco sans" svg:font-family="'Spranq eco sans'" style:font-family-generic="swiss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24.271cm" table:align="left" style:writing-mode="lr-tb"/>
    </style:style>
    <style:style style:name="Tabela1.A" style:family="table-column">
      <style:table-column-properties style:column-width="5.692cm"/>
    </style:style>
    <style:style style:name="Tabela1.B" style:family="table-column">
      <style:table-column-properties style:column-width="4.06cm"/>
    </style:style>
    <style:style style:name="Tabela1.C" style:family="table-column">
      <style:table-column-properties style:column-width="2.316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10.0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000000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00ff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E2" style:family="table-cell">
      <style:table-cell-properties style:vertical-align="top" fo:background-color="#00ff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3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E3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6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2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A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A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B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C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D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E2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1.A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3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3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8pt" fo:font-weight="bold" style:font-size-asian="18pt" style:font-weight-asian="bold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/>
    </style:style>
    <style:style style:name="P5" style:family="paragraph" style:parent-style-name="Standard" style:list-style-name="WW8Num3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style:font-name="Arial (W1)" fo:font-weight="bold" style:font-weight-asian="bold" style:font-name-complex="Arial (W1)"/>
    </style:style>
    <style:style style:name="P8" style:family="paragraph" style:parent-style-name="Standard">
      <style:paragraph-properties style:snap-to-layout-grid="false"/>
      <style:text-properties fo:color="#0000ff"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ff" style:font-name="Arial" fo:font-size="10pt" style:font-size-asian="10pt" style:font-name-complex="Arial"/>
    </style:style>
    <style:style style:name="P10" style:family="paragraph" style:parent-style-name="Standard">
      <style:paragraph-properties style:snap-to-layout-grid="false"/>
      <style:text-properties fo:color="#0000ff" style:font-name="Arial" fo:font-size="10pt" style:font-size-asian="10pt" style:font-name-complex="Arial"/>
    </style:style>
    <style:style style:name="P11" style:family="paragraph" style:parent-style-name="Standard" style:list-style-name="WW8Num2">
      <style:text-properties fo:color="#0000ff" style:font-name="Arial" fo:font-size="10pt" style:font-size-asian="10pt" style:font-name-complex="Arial"/>
    </style:style>
    <style:style style:name="P12" style:family="paragraph" style:parent-style-name="Standard">
      <style:paragraph-properties style:line-height-at-least="0.423cm" style:text-autospace="none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8pt" fo:font-weight="bold" style:font-size-asian="18pt" style:font-weight-asian="bold" style:font-name-complex="Arial"/>
    </style:style>
    <style:style style:name="P14" style:family="paragraph" style:parent-style-name="Text_20_body">
      <style:paragraph-properties fo:text-align="justify" style:justify-single-word="false"/>
      <style:text-properties style:font-name="Arial" style:font-name-asian="Arial" style:font-name-complex="Arial"/>
    </style:style>
    <style:style style:name="P15" style:family="paragraph" style:parent-style-name="Text_20_body">
      <style:paragraph-properties fo:margin-left="2.501cm" fo:margin-right="0cm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2.501cm" fo:margin-right="0cm" fo:text-align="justify" style:justify-single-word="false" fo:text-indent="0cm" style:auto-text-indent="false"/>
      <style:text-properties style:font-name="Arial" style:font-name-complex="Arial"/>
    </style:style>
    <style:style style:name="P17" style:family="paragraph" style:parent-style-name="Text_20_body" style:list-style-name="WW8Num4">
      <style:paragraph-properties fo:margin-left="0cm" fo:margin-right="0cm" fo:text-align="justify" style:justify-single-word="false" fo:text-indent="0cm" style:auto-text-indent="false"/>
      <style:text-properties style:font-name="Arial" fo:font-size="12pt" style:font-size-asian="12pt" style:font-name-complex="Arial"/>
    </style:style>
    <style:style style:name="P18" style:family="paragraph" style:parent-style-name="Heading_20_1">
      <style:paragraph-properties fo:margin-left="0.76cm" fo:margin-right="0cm" fo:margin-top="0.071cm" fo:margin-bottom="0.071cm" style:contextual-spacing="false" fo:text-indent="-0.76cm" style:auto-text-indent="false" style:snap-to-layout-grid="false"/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21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pt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/>
    </style:style>
    <style:style style:name="T5" style:family="text">
      <style:text-properties style:font-name="Arial" fo:font-size="18pt" fo:font-weight="bold" style:font-size-asian="18pt" style:font-weight-asian="bold" style:font-name-complex="Arial"/>
    </style:style>
    <style:style style:name="T6" style:family="text">
      <style:text-properties fo:color="#0000ff" style:font-name="Arial" fo:font-size="10pt" fo:font-weight="bold" style:font-size-asian="10pt" style:font-weight-asian="bold" style:font-name-complex="Arial"/>
    </style:style>
    <style:style style:name="T7" style:family="text">
      <style:text-properties fo:color="#0000ff" style:font-name="Arial" fo:font-size="10pt" style:font-size-asian="10pt" style:font-name-complex="Ari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Arial (W1)" fo:font-weight="bold" style:font-weight-asian="bold" style:font-name-complex="Arial (W1)"/>
    </style:style>
    <style:style style:name="T10" style:family="text">
      <style:text-properties style:font-name="Arial (W1)" style:font-name-complex="Arial (W1)"/>
    </style:style>
    <style:style style:name="T11" style:family="text">
      <style:text-properties style:font-name="Arial (W1)" style:text-underline-style="solid" style:text-underline-width="auto" style:text-underline-color="font-color" fo:font-weight="bold" style:font-weight-asian="bold" style:font-name-complex="Arial (W1)"/>
    </style:style>
    <style:style style:name="T1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ntrada:</text:p>
      <text:list xml:id="list6301995293530259678" text:style-name="WW8Num3">
        <text:list-item>
          <text:p text:style-name="P5"><text:span text:style-name="T6">Certificado de e-Equipamento:</text:span><text:span text:style-name="T2"> O certificado de e-Equipamento deverá ser enviado na requisição.</text:span></text:p>
        </text:list-item>
        <text:list-item>
          <text:p text:style-name="P5"><text:span text:style-name="T6">ListaDeCPF:</text:span><text:span text:style-name="T7"> </text:span><text:span text:style-name="T2">Lista de CPFs a serem consultados sem formatação (apenas números) com 11 posições. O número máximo de CPFs em uma consulta é de 50. Caso seja consultado mais de 1 CPF, estes devem ser separados por ponto e vírgula. Ex: 00000000001;00000000002;00000000003</text:span></text:p>
        </text:list-item>
        <text:list-item>
          <text:p text:style-name="P5"><text:span text:style-name="T6">CPFUsuario:</text:span><text:span text:style-name="T2"> CPF do usuário que está realizando a requisição, numérico com tamanho de 11 dígitos preenchido com zeros a esquerda. Deve ser efetuada um </text:span><text:span text:style-name="T3">login</text:span><text:span text:style-name="T2"> na aplicação cliente para que o CPF do usuário seja válido. </text:span></text:p>
        </text:list-item>
      </text:list>
      <text:p text:style-name="Standard"/>
      <text:p text:style-name="P1">Retorn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7"/>
          </table:table-cell>
          <table:table-cell table:style-name="Tabela1.B1" table:number-columns-spanned="4" office:value-type="string">
            <text:h text:style-name="P18" text:outline-level="1">Dados Relacionados ao <text:span text:style-name="T8">Perfil D</text:span></text:h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6"><text:span text:style-name="T9">Definido para o</text:span><text:span text:style-name="T10"> </text:span><text:span text:style-name="T11">Perfil D</text:span></text:p>
          </table:table-cell>
          <table:table-cell table:style-name="Tabela1.A2" office:value-type="string">
            <text:p text:style-name="P7">Atributo</text:p>
          </table:table-cell>
          <table:table-cell table:style-name="Tabela1.A2" office:value-type="string">
            <text:p text:style-name="P7">Formato</text:p>
          </table:table-cell>
          <table:table-cell table:style-name="Tabela1.A2" office:value-type="string">
            <text:p text:style-name="P7">Tamanho</text:p>
          </table:table-cell>
          <table:table-cell table:style-name="Tabela1.E2" office:value-type="string">
            <text:p text:style-name="P7">Descrição</text:p>
          </table:table-cell>
        </table:table-row>
        <table:table-row table:style-name="Tabela1.1">
          <table:table-cell table:style-name="Tabela1.A3" office:value-type="string">
            <text:p text:style-name="P3">Número de inscrição</text:p>
          </table:table-cell>
          <table:table-cell table:style-name="Tabela1.A3" office:value-type="string">
            <text:p text:style-name="P8">CPF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11</text:p>
          </table:table-cell>
          <table:table-cell table:style-name="Tabela1.E3" office:value-type="string">
            <text:p text:style-name="P10">Número de inscrição no Cadastro de Pessoas Físicas.</text:p>
          </table:table-cell>
        </table:table-row>
        <table:table-row table:style-name="Tabela1.1">
          <table:table-cell table:style-name="Tabela1.A3" office:value-type="string">
            <text:p text:style-name="P4">Nome</text:p>
          </table:table-cell>
          <table:table-cell table:style-name="Tabela1.A3" office:value-type="string">
            <text:p text:style-name="P8">Nome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60</text:p>
          </table:table-cell>
          <table:table-cell table:style-name="Tabela1.E3" office:value-type="string">
            <text:p text:style-name="P10">Nome da Pessoa Física.</text:p>
          </table:table-cell>
        </table:table-row>
        <table:table-row table:style-name="Tabela1.1">
          <table:table-cell table:style-name="Tabela1.A3" office:value-type="string">
            <text:p text:style-name="P3">Situação cadastral</text:p>
            <text:p text:style-name="P2"/>
          </table:table-cell>
          <table:table-cell table:style-name="Tabela1.A3" office:value-type="string">
            <text:p text:style-name="P8">SituacaoCadastral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1</text:p>
          </table:table-cell>
          <table:table-cell table:style-name="Tabela1.E3" office:value-type="string">
            <text:p text:style-name="P10">Indicativo da Situação Cadastral do CPF:</text:p>
            <text:p text:style-name="P12"><text:span text:style-name="T6">0</text:span><text:span text:style-name="T7"> = Regular;</text:span></text:p>
            <text:p text:style-name="Text_20_body_20_indent"><text:span text:style-name="T6">1</text:span><text:span text:style-name="T7"> = Cancelada por Encerramento de Espólio;</text:span></text:p>
            <text:p text:style-name="P12"><text:span text:style-name="T6">2</text:span><text:span text:style-name="T7"> = Suspensa;</text:span></text:p>
            <text:p text:style-name="P12"><text:span text:style-name="T6">3</text:span><text:span text:style-name="T7"> = Cancelada por Óbito sem Espolio;</text:span></text:p>
            <text:p text:style-name="P12"><text:span text:style-name="T6">4</text:span><text:span text:style-name="T7"> = Pendente de Regularização;</text:span></text:p>
            <text:p text:style-name="P12"><text:span text:style-name="T6">5</text:span><text:span text:style-name="T7"> = Cancelada por Multiplicidade;</text:span></text:p>
            <text:p text:style-name="P12"><text:span text:style-name="T6">8</text:span><text:span text:style-name="T7"> = Nula;</text:span></text:p>
            <text:p text:style-name="Standard"><text:span text:style-name="T6">9</text:span><text:span text:style-name="T7"> = Cancelada de Ofício.</text:span></text:p>
          </table:table-cell>
        </table:table-row>
        <table:table-row table:style-name="Tabela1.1">
          <table:table-cell table:style-name="Tabela1.A6" table:number-rows-spanned="3" office:value-type="string">
            <text:p text:style-name="P3">Residente no exterior</text:p>
            <text:p text:style-name="P2"/>
          </table:table-cell>
          <table:table-cell table:style-name="Tabela1.B6" office:value-type="string">
            <text:p text:style-name="P8">ResidenteExterior</text:p>
          </table:table-cell>
          <table:table-cell table:style-name="Tabela1.C6" office:value-type="string">
            <text:p text:style-name="P9">Numérico</text:p>
          </table:table-cell>
          <table:table-cell table:style-name="Tabela1.D6" office:value-type="string">
            <text:p text:style-name="P9">001</text:p>
          </table:table-cell>
          <table:table-cell table:style-name="Tabela1.E6" office:value-type="string">
            <text:p text:style-name="P10">Indicativo de Residente no Exterior:</text:p>
            <text:p text:style-name="Standard"><text:span text:style-name="T6">1</text:span><text:span text:style-name="T7"> = Residente;</text:span></text:p>
            <text:p text:style-name="Standard"><text:span text:style-name="T6">2</text:span><text:span text:style-name="T7"> = Não Residente.</text:span></text:p>
          </table:table-cell>
        </table:table-row>
        <table:table-row table:style-name="Tabela1.1">
          <table:covered-table-cell/>
          <table:table-cell table:style-name="Tabela1.B7" office:value-type="string">
            <text:p text:style-name="P8">CodigoPaisExterior</text:p>
          </table:table-cell>
          <table:table-cell table:style-name="Tabela1.C7" office:value-type="string">
            <text:p text:style-name="P9">Numérico</text:p>
          </table:table-cell>
          <table:table-cell table:style-name="Tabela1.D7" office:value-type="string">
            <text:p text:style-name="P9">004</text:p>
          </table:table-cell>
          <table:table-cell table:style-name="Tabela1.E7" office:value-type="string">
            <text:p text:style-name="P10">Caso seja residente no exterior, o código do país onde reside.</text:p>
          </table:table-cell>
        </table:table-row>
        <table:table-row table:style-name="Tabela1.1">
          <table:covered-table-cell/>
          <table:table-cell table:style-name="Tabela1.B8" office:value-type="string">
            <text:p text:style-name="P8">NomePaisExterior</text:p>
          </table:table-cell>
          <table:table-cell table:style-name="Tabela1.C8" office:value-type="string">
            <text:p text:style-name="P9">Alfa</text:p>
          </table:table-cell>
          <table:table-cell table:style-name="Tabela1.D8" office:value-type="string">
            <text:p text:style-name="P9">060</text:p>
          </table:table-cell>
          <table:table-cell table:style-name="Tabela1.E8" office:value-type="string">
            <text:p text:style-name="P10">Caso seja residente no exterior, o nome do país onde reside.</text:p>
          </table:table-cell>
        </table:table-row>
        <table:table-row table:style-name="Tabela1.1">
          <table:table-cell table:style-name="Tabela1.A3" office:value-type="string">
            <text:p text:style-name="P3">Nome da mãe</text:p>
          </table:table-cell>
          <table:table-cell table:style-name="Tabela1.A3" office:value-type="string">
            <text:p text:style-name="P8">NomeMae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60</text:p>
          </table:table-cell>
          <table:table-cell table:style-name="Tabela1.E3" office:value-type="string">
            <text:p text:style-name="P10">Nome da Mãe da Pessoa Física:</text:p>
            <text:list xml:id="list3960196370881321668" text:style-name="WW8Num2">
              <text:list-item>
                <text:p text:style-name="P11">Pode haver registro com o Nome da Mãe em Branco;</text:p>
              </text:list-item>
              <text:list-item>
                <text:p text:style-name="P11">Pode haver registro com a constante “MAE DESCONHECIDA”.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3">Data de nascimento</text:p>
          </table:table-cell>
          <table:table-cell table:style-name="Tabela1.A3" office:value-type="string">
            <text:p text:style-name="P8">DataNasciment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8</text:p>
          </table:table-cell>
          <table:table-cell table:style-name="Tabela1.E3" office:value-type="string">
            <text:p text:style-name="P10">Data de Nascimento da Pessoa Física.</text:p>
          </table:table-cell>
        </table:table-row>
        <table:table-row table:style-name="Tabela1.1">
          <table:table-cell table:style-name="Tabela1.A3" office:value-type="string">
            <text:p text:style-name="P3">Sexo</text:p>
          </table:table-cell>
          <table:table-cell table:style-name="Tabela1.A3" office:value-type="string">
            <text:p text:style-name="P8">Sex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1</text:p>
          </table:table-cell>
          <table:table-cell table:style-name="Tabela1.E3" office:value-type="string">
            <text:p text:style-name="P10">Indicativo de Sexo da Pessoa Física:</text:p>
            <text:p text:style-name="Standard"><text:span text:style-name="T6">1</text:span><text:span text:style-name="T7"> = Masculino;</text:span></text:p>
            <text:p text:style-name="Standard"><text:span text:style-name="T6">2</text:span><text:span text:style-name="T7"> = Feminino;</text:span></text:p>
            <text:p text:style-name="Standard"><text:span text:style-name="T6">9</text:span><text:span text:style-name="T7"> = Sem informação.</text:span></text:p>
          </table:table-cell>
        </table:table-row>
        <table:table-row table:style-name="Tabela1.1">
          <table:table-cell table:style-name="Tabela1.A12" office:value-type="string">
            <text:p text:style-name="P3">Código natureza da ocupação</text:p>
          </table:table-cell>
          <table:table-cell table:style-name="Tabela1.B12" office:value-type="string">
            <text:p text:style-name="P8">NaturezaOcupacao</text:p>
          </table:table-cell>
          <table:table-cell table:style-name="Tabela1.C12" office:value-type="string">
            <text:p text:style-name="P9">Numérico</text:p>
          </table:table-cell>
          <table:table-cell table:style-name="Tabela1.D12" office:value-type="string">
            <text:p text:style-name="P9">003</text:p>
          </table:table-cell>
          <table:table-cell table:style-name="Tabela1.E12" office:value-type="string">
            <text:p text:style-name="P10">Código da Natureza da Ocupação da Pessoa Física.</text:p>
          </table:table-cell>
        </table:table-row>
        <text:soft-page-break/>
        <table:table-row table:style-name="Tabela1.1">
          <table:table-cell table:style-name="Tabela1.A3" office:value-type="string">
            <text:p text:style-name="P3">Código da ocupação principal</text:p>
          </table:table-cell>
          <table:table-cell table:style-name="Tabela1.A3" office:value-type="string">
            <text:p text:style-name="P8">OcupacaoPrincipal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3</text:p>
          </table:table-cell>
          <table:table-cell table:style-name="Tabela1.E3" office:value-type="string">
            <text:p text:style-name="P10">Código da Ocupação Principal da Pessoa Física.</text:p>
          </table:table-cell>
        </table:table-row>
        <table:table-row table:style-name="Tabela1.1">
          <table:table-cell table:style-name="Tabela1.A3" office:value-type="string">
            <text:p text:style-name="P3">Exercício a que se referem os códigos natureza da ocupação e código da ocupação principal</text:p>
          </table:table-cell>
          <table:table-cell table:style-name="Tabela1.A3" office:value-type="string">
            <text:p text:style-name="P8">ExercicioOcupaca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4</text:p>
          </table:table-cell>
          <table:table-cell table:style-name="Tabela1.E3" office:value-type="string">
            <text:p text:style-name="P10">Ano Exercício a que se referem os códigos natureza da ocupação e código da ocupação principal, no formato AAAA.</text:p>
          </table:table-cell>
        </table:table-row>
        <table:table-row table:style-name="Tabela1.1">
          <table:table-cell table:style-name="Tabela1.A3" table:number-rows-spanned="9" office:value-type="string">
            <text:p text:style-name="P10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ndereço domicílio fiscal</text:p>
          </table:table-cell>
          <table:table-cell table:style-name="Tabela1.A3" office:value-type="string">
            <text:p text:style-name="P8">TipoLogradour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20</text:p>
          </table:table-cell>
          <table:table-cell table:style-name="Tabela1.E3" office:value-type="string">
            <text:p text:style-name="P10">É o nome do tipo do logradouro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Logradour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60</text:p>
          </table:table-cell>
          <table:table-cell table:style-name="Tabela1.E3" office:value-type="string">
            <text:p text:style-name="P10">O logradouro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NumeroLogradour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06</text:p>
          </table:table-cell>
          <table:table-cell table:style-name="Tabela1.E3" office:value-type="string">
            <text:p text:style-name="P10">O número no logradouro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Complement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50</text:p>
          </table:table-cell>
          <table:table-cell table:style-name="Tabela1.E3" office:value-type="string">
            <text:p text:style-name="P10">O complemento do logradouro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Bairr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50</text:p>
          </table:table-cell>
          <table:table-cell table:style-name="Tabela1.E3" office:value-type="string">
            <text:p text:style-name="P10">O bairro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Cep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8</text:p>
          </table:table-cell>
          <table:table-cell table:style-name="Tabela1.E3" office:value-type="string">
            <text:p text:style-name="P10">O CEP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UF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02</text:p>
          </table:table-cell>
          <table:table-cell table:style-name="Tabela1.E3" office:value-type="string">
            <text:p text:style-name="P10">A sigla da Unidade da Federação (Estado)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CodigoMunicipi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4</text:p>
          </table:table-cell>
          <table:table-cell table:style-name="Tabela1.E3" office:value-type="string">
            <text:p text:style-name="P10">O código do município do estabelecimento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Municipi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50</text:p>
          </table:table-cell>
          <table:table-cell table:style-name="Tabela1.E3" office:value-type="string">
            <text:p text:style-name="P10">O nome do município do domicílio do CPF consultado, conforme tabela TOM Municípios.</text:p>
          </table:table-cell>
        </table:table-row>
        <table:table-row table:style-name="Tabela1.1">
          <table:table-cell table:style-name="Tabela1.A24" table:number-rows-spanned="2" office:value-type="string">
            <text:p text:style-name="P3">Telefone</text:p>
          </table:table-cell>
          <table:table-cell table:style-name="Tabela1.A3" office:value-type="string">
            <text:p text:style-name="P8">DDD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4</text:p>
          </table:table-cell>
          <table:table-cell table:style-name="Tabela1.E3" office:value-type="string">
            <text:p text:style-name="P10">Número do DDD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Telefone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8</text:p>
          </table:table-cell>
          <table:table-cell table:style-name="Tabela1.E3" office:value-type="string">
            <text:p text:style-name="P10">Número do Telefone.</text:p>
          </table:table-cell>
        </table:table-row>
        <table:table-row table:style-name="Tabela1.1">
          <table:table-cell table:style-name="Tabela1.A3" office:value-type="string">
            <text:p text:style-name="P3">Unidade administrativa</text:p>
          </table:table-cell>
          <table:table-cell table:style-name="Tabela1.A3" office:value-type="string">
            <text:p text:style-name="P8">Unidade Administrativa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7</text:p>
          </table:table-cell>
          <table:table-cell table:style-name="Tabela1.E3" office:value-type="string">
            <text:p text:style-name="P10">Código da Unidade Administrativa.</text:p>
          </table:table-cell>
        </table:table-row>
        <table:table-row table:style-name="Tabela1.1">
          <table:table-cell table:style-name="Tabela1.A3" office:value-type="string">
            <text:p text:style-name="P3">Ano do óbito</text:p>
          </table:table-cell>
          <table:table-cell table:style-name="Tabela1.A3" office:value-type="string">
            <text:p text:style-name="P8">AnoObit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4</text:p>
          </table:table-cell>
          <table:table-cell table:style-name="Tabela1.E3" office:value-type="string">
            <text:p text:style-name="P10">Ano do óbito no formato AAAA.</text:p>
          </table:table-cell>
        </table:table-row>
        <table:table-row table:style-name="Tabela1.1">
          <table:table-cell table:style-name="Tabela1.A3" office:value-type="string">
            <text:p text:style-name="P3">Indicação de estrangeiro</text:p>
          </table:table-cell>
          <table:table-cell table:style-name="Tabela1.A3" office:value-type="string">
            <text:p text:style-name="P8">Estrangeir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1</text:p>
          </table:table-cell>
          <table:table-cell table:style-name="Tabela1.E3" office:value-type="string">
            <text:p text:style-name="P10">Indicativo de estrangeiro:</text:p>
            <text:p text:style-name="Standard"><text:span text:style-name="T6">0</text:span><text:span text:style-name="T7"> = Não é estrangeiro;</text:span></text:p>
            <text:p text:style-name="Standard"><text:span text:style-name="T6">1</text:span><text:span text:style-name="T7"> = É estrangeiro.</text:span></text:p>
          </table:table-cell>
        </table:table-row>
        <table:table-row table:style-name="Tabela1.1">
          <table:table-cell table:style-name="Tabela1.A29" office:value-type="string">
            <text:p text:style-name="P3">Data de atualização cadastral - data de inscrição do CPF ou da última operação de atualização</text:p>
          </table:table-cell>
          <table:table-cell table:style-name="Tabela1.B29" office:value-type="string">
            <text:p text:style-name="P8">DataAtualizacao</text:p>
          </table:table-cell>
          <table:table-cell table:style-name="Tabela1.C29" office:value-type="string">
            <text:p text:style-name="P9">Numérico</text:p>
          </table:table-cell>
          <table:table-cell table:style-name="Tabela1.D29" office:value-type="string">
            <text:p text:style-name="P9">008</text:p>
          </table:table-cell>
          <table:table-cell table:style-name="Tabela1.E29" office:value-type="string">
            <text:p text:style-name="P10">Data de inscrição do CPF ou da última operação de atualização.</text:p>
          </table:table-cell>
        </table:table-row>
        <table:table-row table:style-name="Tabela1.1">
          <table:table-cell table:style-name="Tabela1.A30" office:value-type="string">
            <text:p text:style-name="P3">Número do Título de Eleitor</text:p>
          </table:table-cell>
          <table:table-cell table:style-name="Tabela1.B30" office:value-type="string">
            <text:p text:style-name="P8">TituloEleitor</text:p>
          </table:table-cell>
          <table:table-cell table:style-name="Tabela1.C30" office:value-type="string">
            <text:p text:style-name="P9">Numérico</text:p>
          </table:table-cell>
          <table:table-cell table:style-name="Tabela1.D30" office:value-type="string">
            <text:p text:style-name="P9">13</text:p>
          </table:table-cell>
          <table:table-cell table:style-name="Tabela1.E30" office:value-type="string">
            <text:p text:style-name="P10">Número do título de eleitor.</text:p>
          </table:table-cell>
        </table:table-row>
        <table:table-row table:style-name="Tabela1.1">
          <table:table-cell table:style-name="Tabela1.A31" office:value-type="string">
            <text:p text:style-name="P3">Erro</text:p>
          </table:table-cell>
          <table:table-cell table:style-name="Tabela1.B31" office:value-type="string">
            <text:p text:style-name="P8">Erro</text:p>
          </table:table-cell>
          <table:table-cell table:style-name="Tabela1.C31" office:value-type="string">
            <text:p text:style-name="P9">Alfa</text:p>
          </table:table-cell>
          <table:table-cell table:style-name="Tabela1.D31" office:value-type="string">
            <text:p text:style-name="P9">300</text:p>
          </table:table-cell>
          <table:table-cell table:style-name="Tabela1.E31" office:value-type="string">
            <text:p text:style-name="P10">Campo preenchido quando houver problema na recuperação dos dados. Contém uma mensagem descrevendo o erro ocorrido.</text:p>
          </table:table-cell>
        </table:table-row>
      </table:table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Standard"><text:soft-page-break/><text:span text:style-name="T4">Observações</text:span><text:span text:style-name="T5">:</text:span></text:p>
      <text:list xml:id="list5251441781159842705" text:style-name="WW8Num4">
        <text:list-item>
          <text:p text:style-name="P17">A RFB - Receita Federal do Brasil, em tempo de habilitação do Convênio no sistema INFOCONV, poderá autorizar subconjuntos dos atributos relacionados acima e, também, aplicar restrições geográficas, por UF e/ou por Municípios da Federação.</text:p>
        </text:list-item>
        <text:list-item>
          <text:p text:style-name="P17">Para verificar quais os atributos disponíveis para o Convenente, ater-se ao conteúdo do Convênio com a RFB.</text:p>
        </text:list-item>
      </text:list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Spranq eco sans" svg:font-family="'Spranq eco sans'" style:font-family-generic="swiss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Spranq eco sans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style:font-name="Arial (W1)" fo:font-size="10pt" style:font-size-asian="10pt" style:font-name-complex="Arial (W1)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(W1)" fo:font-weight="bold" style:font-weight-asian="bold" style:font-name-complex="Arial (W1)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829cm" fo:margin-right="0cm" style:line-height-at-least="0.423cm" fo:text-indent="-0.829cm" style:auto-text-indent="false" style:text-autospace="none"/>
      <style:text-properties fo:color="#000000" style:font-name="Tms Rmn" style:font-name-complex="Tms Rmn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quadro" style:display-name="Conteúdo de quadro" style:family="paragraph" style:parent-style-name="Text_20_body"/>
    <style:style style:name="Frame_20_contents" style:display-name="Frame contents" style:family="paragraph" style:parent-style-name="Text_20_body" style:class="extra"/>
    <style:style style:name="WW8Num1zfalse" style:family="text"/>
    <style:style style:name="WW8Num1ztrue" style:family="text"/>
    <style:style style:name="WW8Num2z0" style:family="text">
      <style:text-properties style:font-name="Wingdings" style:font-name-asian="Times New Roman" style:font-name-complex="Times New Roman"/>
    </style:style>
    <style:style style:name="WW8Num3z0" style:family="text">
      <style:text-properties style:font-name="Times New Roman" fo:font-size="10pt" style:font-size-asian="10pt" style:font-name-complex="Times New Roman"/>
    </style:style>
    <style:style style:name="WW8Num4z0" style:family="text">
      <style:text-properties style:font-name="Wingdings 2" style:font-name-complex="OpenSymbol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-Fonte_20_parág._20_padrão" style:display-name="WW-Fonte parág. padrão" style:family="text"/>
    <style:style style:name="Page_20_Number" style:display-name="Page Number" style:family="text" style:parent-style-name="WW-Fonte_20_parág._20_padrão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0" style:num-suffix="." text:bullet-char="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4z0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0" style:num-suffix=".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4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0" style:num-suffix=".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4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font-weight="bold" style:font-weight-asian="bold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7.94cm" fo:page-height="21.59cm" style:num-format="1" style:print-orientation="landscape" fo:margin-top="1.27cm" fo:margin-bottom="1.27cm" fo:margin-left="2.501cm" fo:margin-right="2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3cm" fo:margin-bottom="2cm" fo:margin-left="2.501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NFOCONV</text:span> – <text:span text:style-name="MT1">Informações para Convenentes Via Web Service</text:span></text:p>
        <text:p text:style-name="MP2">CPF - Perfil D (Dinâmico)</text:p>
        <text:p text:style-name="Header"/>
      </style:header>
      <style:footer>
        <text:p text:style-name="MP3"><draw:frame draw:style-name="Mfr1" draw:name="Quadro1" text:anchor-type="char" svg:x="25.225cm" svg:y="0.002cm" svg:width="0.208cm" svg:height="0.482cm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tributo</dc:title>
    <meta:initial-creator>angeloma</meta:initial-creator>
    <meta:creation-date>2007-04-04T12:45:00</meta:creation-date>
    <dc:creator>serpro</dc:creator>
    <dc:date>2015-12-01T10:28:00</dc:date>
    <meta:editing-cycles>7</meta:editing-cycles>
    <meta:editing-duration>PT4M</meta:editing-duration>
    <meta:document-statistic meta:table-count="1" meta:image-count="0" meta:object-count="0" meta:page-count="3" meta:paragraph-count="169" meta:word-count="653" meta:character-count="3996" meta:non-whitespace-character-count="3515"/>
    <meta:generator>LibreOffice/4.0.6.2$Linux_x86 LibreOffice_project/2e2573268451a50806fcd60ae2d9fe01dd0ce24</meta:generator>
  </office:meta>
</office:document-meta>
</file>